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ro1" style:family="table-row">
      <style:table-row-properties style:row-height="2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4" style:family="table-cell" style:parent-style-name="Default">
      <style:table-cell-properties fo:wrap-option="wrap" style:vertical-align="middle"/>
      <style:text-properties fo:hyphenate="true"/>
    </style:style>
    <style:style style:name="ce17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/>
      <style:text-properties fo:hyphenate="tru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7"/>
        <table:table-row table:style-name="ro1">
          <table:table-cell table:style-name="ce13" office:value-type="string" calcext:value-type="string">
            <text:p>N°</text:p>
          </table:table-cell>
          <table:table-cell table:style-name="ce13" office:value-type="string" calcext:value-type="string">
            <text:p>A TESTER</text:p>
          </table:table-cell>
          <table:table-cell table:style-name="ce10" office:value-type="string" calcext:value-type="string">
            <text:p>PROCEDURE</text:p>
          </table:table-cell>
          <table:table-cell table:style-name="ce13" office:value-type="string" calcext:value-type="string">
            <text:p>ATTENDU</text:p>
          </table:table-cell>
          <table:table-cell table:style-name="ce13" office:value-type="string" calcext:value-type="string">
            <text:p>RESULTAT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llumer le système</text:p>
          </table:table-cell>
          <table:table-cell table:style-name="ce13" office:value-type="string" calcext:value-type="string">
            <text:p>Brancher la prise, vérifier que la LED verte clignote. L’écran s’allume</text:p>
          </table:table-cell>
          <table:table-cell table:style-name="ce13" office:value-type="string" calcext:value-type="string">
            <text:p>Allumage de l’écran, de la balance ainsi que de la Raspberry</text:p>
          </table:table-cell>
          <table:table-cell table:style-name="ce13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Lancement du programme</text:p>
          </table:table-cell>
          <table:table-cell table:style-name="ce13" office:value-type="string" calcext:value-type="string">
            <text:p>Le système se lance automatiquement puis attend la pesée. </text:p>
          </table:table-cell>
          <table:table-cell table:style-name="ce13" office:value-type="string" calcext:value-type="string">
            <text:p>La page final s’affiche sur l’écran.</text:p>
          </table:table-cell>
          <table:table-cell table:style-name="ce13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Affichage du gaspillage de pain</text:p>
          </table:table-cell>
          <table:table-cell table:style-name="ce13" office:value-type="string" calcext:value-type="string">
            <text:p>Jeter un morceau de pain, vérifier que le poids s’affiche sur l’écran</text:p>
          </table:table-cell>
          <table:table-cell table:style-name="ce13" office:value-type="string" calcext:value-type="string">
            <text:p>Le poids du pain s’affiche sur l’écran</text:p>
          </table:table-cell>
          <table:table-cell table:style-name="ce13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vertissement du surplus de gaspillage</text:p>
          </table:table-cell>
          <table:table-cell table:style-name="ce13" office:value-type="string" calcext:value-type="string">
            <text:p>Jeter un gros morceau de pain. Un smiley s’affiche pour informer que le gâchis est trop important.</text:p>
          </table:table-cell>
          <table:table-cell table:style-name="ce13" office:value-type="string" calcext:value-type="string">
            <text:p>Messages préventifs sur le gaspillage</text:p>
          </table:table-cell>
          <table:table-cell table:style-name="ce13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Mise a jour des graphiques</text:p>
          </table:table-cell>
          <table:table-cell table:style-name="ce13" office:value-type="string" calcext:value-type="string">
            <text:p>Observer la mise à jour de tous les graphiques après avoir jeté un bout de pain.</text:p>
          </table:table-cell>
          <table:table-cell table:style-name="ce13" office:value-type="string" calcext:value-type="string">
            <text:p>Affichage des statistiques de gaspillage de pain sur l’écran ainsi que des graphiques comparatifs actualisé en temps réel,</text:p>
          </table:table-cell>
          <table:table-cell table:style-name="ce13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Éteindre le système</text:p>
          </table:table-cell>
          <table:table-cell table:style-name="ce13" office:value-type="string" calcext:value-type="string">
            <text:p>Débrancher la prise</text:p>
          </table:table-cell>
          <table:table-cell table:style-name="ce13" office:value-type="string" calcext:value-type="string">
            <text:p>Extinction des différents appareils</text:p>
          </table:table-cell>
          <table:table-cell table:style-name="ce13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Éteindre le système</text:p>
          </table:table-cell>
          <table:table-cell table:style-name="ce13" office:value-type="string" calcext:value-type="string">
            <text:p>Débrancher la prise</text:p>
          </table:table-cell>
          <table:table-cell table:style-name="ce13" office:value-type="string" calcext:value-type="string">
            <text:p>Extinction des différents appareils</text:p>
          </table:table-cell>
          <table:table-cell table:style-name="ce13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14" table:number-columns-repeated="4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3"/>
          <table:table-cell table:style-name="ce6" table:number-columns-repeated="3"/>
          <table:table-cell table:style-name="ce4" table:number-columns-repeated="7"/>
          <table:table-cell table:number-columns-repeated="1013"/>
        </table:table-row>
        <table:table-row table:style-name="ro1" table:number-rows-repeated="5">
          <table:table-cell table:style-name="ce13" table:number-columns-repeated="4"/>
          <table:table-cell table:style-name="ce4" table:number-columns-repeated="7"/>
          <table:table-cell table:number-columns-repeated="1013"/>
        </table:table-row>
        <table:table-row table:style-name="ro1" table:number-rows-repeated="19">
          <table:table-cell table:style-name="ce4" table:number-columns-repeated="11"/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08:17:52.06422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1:40:27.221826874</meta:creation-date>
    <dc:date>2019-03-11T08:53:09.418533432</dc:date>
    <meta:editing-duration>PT51M27S</meta:editing-duration>
    <meta:editing-cycles>10</meta:editing-cycles>
    <meta:generator>LibreOffice/6.0.1.1$Linux_X86_64 LibreOffice_project/00m0$Build-1</meta:generator>
    <dc:creator>Sylvain LEVER</dc:creator>
    <meta:document-statistic meta:table-count="1" meta:cell-count="33" meta:object-count="0"/>
  </office:meta>
</office:document-meta>
</file>